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4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87" style:family="table-row">
      <style:table-row-properties style:min-row-height="0.2673in" style:use-optimal-row-height="false"/>
    </style:style>
    <style:style style:name="TableCell88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TableRow90" style:family="table-row">
      <style:table-row-properties style:min-row-height="0.2673in" style:use-optimal-row-height="false"/>
    </style:style>
    <style:style style:name="TableCell9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end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end"/>
    </style:style>
    <style:style style:name="TableCell10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list-style-name="LFO1" style:family="paragraph"/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end"/>
    </style:style>
    <style:style style:name="TableCell10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paragraph-properties fo:text-align="end"/>
    </style:style>
    <style:style style:name="TableCell1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ableCell11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list-style-name="LFO1" style:family="paragraph">
      <style:paragraph-properties fo:text-align="end"/>
    </style:style>
    <style:style style:name="TableCell11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end"/>
    </style:style>
    <style:style style:name="TableCell12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list-style-name="LFO1" style:family="paragraph">
      <style:paragraph-properties fo:text-align="end"/>
    </style:style>
    <style:style style:name="TableCell12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</style:style>
    <style:style style:name="TableCell12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list-style-name="LFO1" style:family="paragraph">
      <style:paragraph-properties fo:text-align="end"/>
    </style:style>
    <style:style style:name="TableCell12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end"/>
    </style:style>
    <style:style style:name="TableCell13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list-style-name="LFO1" style:family="paragraph">
      <style:paragraph-properties fo:text-align="end"/>
    </style:style>
    <style:style style:name="TableCell1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 fo:keep-together="always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end"/>
    </style:style>
    <style:style style:name="TableCell13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list-style-name="LFO1" style:family="paragraph">
      <style:paragraph-properties fo:text-align="end"/>
    </style:style>
    <style:style style:name="TableCell1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2" style:family="table-row">
      <style:table-row-properties style:min-row-height="0.5361in" style:use-optimal-row-height="false"/>
    </style:style>
    <style:style style:name="TableCell143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Row145" style:family="table-row">
      <style:table-row-properties style:use-optimal-row-height="false" fo:keep-together="always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Cell1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/>
    </style:style>
    <style:style style:name="TableRow153" style:family="table-row">
      <style:table-row-properties style:use-optimal-row-height="false" fo:keep-together="always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end"/>
    </style:style>
    <style:style style:name="TableRow159" style:family="table-row">
      <style:table-row-properties style:use-optimal-row-height="false" fo:keep-together="always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end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end"/>
    </style:style>
    <style:style style:name="TableRow177" style:family="table-row">
      <style:table-row-properties style:use-optimal-row-height="false" fo:keep-together="always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en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Kirjautu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Käyttäjä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>Ohjausryhmä ja Ylläpito</text:p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>Kirjautua omilla käyttäjä tunnuksilla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>Tietokanta yhteys, käyttäjä luotuna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>Käyttäjä onnistuu kirjautumaan sisään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>Käyttäjä epäonnistuu kirjautumisessa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>Kaikki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><text:span text:style-name="T83">Kayttaja</text:span><text:span text:style-name="T84"><text:s/></text:span><text:span text:style-name="T85">Nimi</text:span>,<text:s/><text:span text:style-name="T86">Salasana</text:span></text:p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7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7">
            <text:p text:style-name="P92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vaihe</text:p>
          </table:table-cell>
          <table:table-cell table:style-name="TableCell98" table:number-columns-spanned="5">
            <text:p text:style-name="P99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list text:style-name="LFO1" text:continue-numbering="true">
              <text:list-item>
                <text:p text:style-name="P104"/>
              </text:list-item>
            </text:list>
          </table:table-cell>
          <table:table-cell table:style-name="TableCell105" table:number-columns-spanned="5">
            <text:p text:style-name="TableContents">Käyttäjä nimen ja salasan syöttäminen.</text:p>
          </table:table-cell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list text:style-name="LFO1" text:continue-numbering="true">
              <text:list-item>
                <text:p text:style-name="P110"/>
              </text:list-item>
            </text:list>
          </table:table-cell>
          <table:table-cell table:style-name="TableCell111" table:number-columns-spanned="5">
            <text:p text:style-name="TableContents">Tietokannasta käyttäjän haku käyttäjä nimellä.</text:p>
          </table:table-cell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list text:style-name="LFO1" text:continue-numbering="true">
              <text:list-item>
                <text:p text:style-name="P116"/>
              </text:list-item>
            </text:list>
          </table:table-cell>
          <table:table-cell table:style-name="TableCell117" table:number-columns-spanned="5">
            <text:p text:style-name="TableContents">Tarkistus, onko käyttäjä nimi ja salasana oikein.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list text:style-name="LFO1" text:continue-numbering="true">
              <text:list-item>
                <text:p text:style-name="P122"/>
              </text:list-item>
            </text:list>
          </table:table-cell>
          <table:table-cell table:style-name="TableCell123" table:number-columns-spanned="5">
            <text:p text:style-name="TableContents">Käyttäjän ryhmän tarkistus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list text:style-name="LFO1" text:continue-numbering="true">
              <text:list-item>
                <text:p text:style-name="P128"/>
              </text:list-item>
            </text:list>
          </table:table-cell>
          <table:table-cell table:style-name="TableCell129" table:number-columns-spanned="5">
            <text:p text:style-name="TableContents">Uudelleen ohjaus käyttäjälle tarkoitetulle sivulle.</text:p>
          </table:table-cell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list text:style-name="LFO1" text:continue-numbering="true">
              <text:list-item>
                <text:p text:style-name="P134"/>
              </text:list-item>
            </text:list>
          </table:table-cell>
          <table:table-cell table:style-name="TableCell135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list text:style-name="LFO1" text:continue-numbering="true">
              <text:list-item>
                <text:p text:style-name="P140"/>
              </text:list-item>
            </text:list>
          </table:table-cell>
          <table:table-cell table:style-name="TableCell14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7">
            <text:p text:style-name="P144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TableContents"/>
          </table:table-cell>
          <table:table-cell table:style-name="TableCell147" table:number-columns-spanned="4">
            <text:p text:style-name="P148">tapaus</text:p>
          </table:table-cell>
          <table:covered-table-cell/>
          <table:covered-table-cell/>
          <table:covered-table-cell/>
          <table:table-cell table:style-name="TableCell149">
            <text:p text:style-name="P150">toiminta</text:p>
          </table:table-cell>
          <table:table-cell table:style-name="TableCell151">
            <text:p text:style-name="P152">vaihe</text:p>
          </table:table-cell>
        </table:table-row>
        <table:table-row table:style-name="TableRow153">
          <table:table-cell table:style-name="TableCell154">
            <text:p text:style-name="TableContents"/>
          </table:table-cell>
          <table:table-cell table:style-name="TableCell155" table:number-columns-spanned="4">
            <text:p text:style-name="TableContents">Käyttäjä tai salasana väärin</text:p>
          </table:table-cell>
          <table:covered-table-cell/>
          <table:covered-table-cell/>
          <table:covered-table-cell/>
          <table:table-cell table:style-name="TableCell156">
            <text:p text:style-name="TableContents">Kokeile uudestaan</text:p>
          </table:table-cell>
          <table:table-cell table:style-name="TableCell157">
            <text:p text:style-name="P158">3</text:p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 table:number-columns-spanned="4">
            <text:p text:style-name="TableContents">Käyttäjän ryhmän tarkistus epäonnistuu</text:p>
          </table:table-cell>
          <table:covered-table-cell/>
          <table:covered-table-cell/>
          <table:covered-table-cell/>
          <table:table-cell table:style-name="TableCell162">
            <text:p text:style-name="TableContents">ota yhteys ylläpitoon.</text:p>
          </table:table-cell>
          <table:table-cell table:style-name="TableCell163">
            <text:p text:style-name="P164">4</text:p>
          </table:table-cell>
        </table:table-row>
        <table:table-row table:style-name="TableRow165">
          <table:table-cell table:style-name="TableCell166">
            <text:p text:style-name="TableContents"/>
          </table:table-cell>
          <table:table-cell table:style-name="TableCell167" table:number-columns-spanned="4">
            <text:p text:style-name="TableContents">Tietokanta haku epäonnistuu</text:p>
          </table:table-cell>
          <table:covered-table-cell/>
          <table:covered-table-cell/>
          <table:covered-table-cell/>
          <table:table-cell table:style-name="TableCell168">
            <text:p text:style-name="TableContents">ota yhteys ylläpitoon</text:p>
          </table:table-cell>
          <table:table-cell table:style-name="TableCell169">
            <text:p text:style-name="P170">2</text:p>
          </table:table-cell>
        </table:table-row>
        <table:table-row table:style-name="TableRow171">
          <table:table-cell table:style-name="TableCell172">
            <text:p text:style-name="TableContents"/>
          </table:table-cell>
          <table:table-cell table:style-name="TableCell173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4">
            <text:p text:style-name="TableContents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TableContents"/>
          </table:table-cell>
          <table:table-cell table:style-name="TableCell179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0">
            <text:p text:style-name="TableContents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7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3">
            <text:p text:style-name="P188">Huomautukset:</text:p>
          </table:table-cell>
          <table:covered-table-cell/>
          <table:covered-table-cell/>
          <table:table-cell table:style-name="TableCell189" table:number-columns-spanned="4">
            <text:list text:style-name="LFO2" text:continue-numbering="true">
              <text:list-item>
                <text:p text:style-name="P190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09.01.2018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09.01.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8-01-09T11:13:00Z</meta:creation-date>
    <dc:date>2018-01-09T11:13:00Z</dc:date>
    <meta:print-date>2007-03-11T17:08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8" meta:character-count="988" meta:row-count="7" meta:non-whitespace-character-count="881"/>
  </office:meta>
</office:document-meta>
</file>